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opacity-name="Transparency_20_1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color="#c0c0c0" draw:opacity="50%" draw:textarea-horizontal-align="center" draw:textarea-vertical-align="middle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10cm" svg:height="18.4cm" draw:transform="rotate (1.5707963267946) translate (1.1cm 18.5cm)">
          <text:p/>
        </draw:rect>
        <draw:line draw:style-name="gr2" draw:text-style-name="P1" draw:layer="layout" svg:x1="0.9cm" svg:y1="14.5cm" svg:x2="0.9cm" svg:y2="12cm">
          <text:p/>
        </draw:line>
        <draw:line draw:style-name="gr2" draw:text-style-name="P1" draw:layer="layout" svg:x1="19.7cm" svg:y1="14.4cm" svg:x2="19.7cm" svg:y2="11.9cm">
          <text:p/>
        </draw:line>
        <draw:rect draw:style-name="gr3" draw:text-style-name="P1" draw:layer="layout" svg:width="1.5cm" svg:height="1.5cm" svg:x="4.5cm" svg:y="12cm">
          <text:p/>
        </draw:rect>
        <draw:rect draw:style-name="gr3" draw:text-style-name="P1" draw:layer="layout" svg:width="3.5cm" svg:height="2cm" svg:x="12.3cm" svg:y="1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85%" draw:end="0%" draw:angle="300" draw:border="15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00:03:23.71</meta:creation-date>
    <dc:date>2010-03-25T23:49:48.17</dc:date>
    <dc:creator>Anatole Tresch</dc:creator>
    <meta:editing-duration>PT01H39M25S</meta:editing-duration>
    <meta:editing-cycles>16</meta:editing-cycles>
    <meta:generator>OpenOffice.org/3.1$Win32 OpenOffice.org_project/310m19$Build-9420</meta:generator>
    <meta:document-statistic meta:object-count="5"/>
  </office:meta>
</office:document-meta>
</file>